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Oxygen Mono" svg:font-family="'Oxygen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DejaVu Sans" svg:font-family="'DejaVu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8pt" fo:font-style="normal" style:text-underline-style="none" fo:font-weight="normal" style:font-size-asian="7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officeooo:rsid="001fe0a9" officeooo:paragraph-rsid="001e3ab6"/>
    </style:style>
    <style:style style:name="P6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>
        <style:tab-stops/>
      </style:paragraph-properties>
      <style:text-properties fo:font-size="12pt" style:text-underline-style="solid" style:text-underline-width="auto" style:text-underline-color="font-color" fo:font-weight="bold" officeooo:paragraph-rsid="001e3ab6" style:font-size-asian="12pt" style:font-weight-asian="bold" style:font-size-complex="12pt" style:font-weight-complex="bold"/>
    </style:style>
    <style:style style:name="P8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officeooo:paragraph-rsid="00369378" style:font-size-asian="11pt" style:font-size-complex="11pt"/>
    </style:style>
    <style:style style:name="P11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officeooo:paragraph-rsid="0037fcf3" style:font-size-asian="11pt" style:font-size-complex="11pt"/>
    </style:style>
    <style:style style:name="P12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P14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text-underline-style="none" fo:font-weight="normal" officeooo:paragraph-rsid="003a84bd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8pt" fo:font-style="normal" style:text-underline-style="none" fo:font-weight="normal" style:font-size-asian="7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officeooo:paragraph-rsid="00369378"/>
    </style:style>
    <style:style style:name="P18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officeooo:paragraph-rsid="0037fcf3"/>
    </style:style>
    <style:style style:name="P19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style:font-name="Comic Sans MS1" fo:font-size="10pt" officeooo:paragraph-rsid="0037fcf3" style:font-size-asian="10pt" style:font-size-complex="10pt"/>
    </style:style>
    <style:style style:name="P20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style:font-name="Comic Sans MS1" fo:font-size="10pt" style:text-underline-style="none" fo:font-weight="normal" officeooo:rsid="0037fcf3" officeooo:paragraph-rsid="003a84bd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style:font-name="Comic Sans MS1" fo:font-size="10pt" style:text-underline-style="none" fo:font-weight="normal" officeooo:rsid="003a84bd" officeooo:paragraph-rsid="003a84b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2pt" style:text-underline-style="solid" style:text-underline-width="auto" style:text-underline-color="font-color" fo:font-weight="bold" officeooo:rsid="001dfbe3" officeooo:paragraph-rsid="003a84b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officeooo:paragraph-rsid="001dfbe3"/>
    </style:style>
    <style:style style:name="P24" style:family="paragraph" style:parent-style-name="Standard" style:master-page-name="">
      <style:paragraph-properties fo:margin-left="-0.0201in" fo:margin-right="0in" fo:margin-top="0in" fo:margin-bottom="0.1965in" loext:contextual-spacing="false" fo:text-align="justify" style:justify-single-word="false" fo:text-indent="0.1819in" style:auto-text-indent="false" style:page-number="auto">
        <style:tab-stops/>
      </style:paragraph-properties>
      <style:text-properties fo:font-size="8pt" fo:font-style="normal" style:text-underline-style="none" fo:font-weight="normal" officeooo:paragraph-rsid="0021d7a4" style:font-size-asian="7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margin-left="-0.0201in" fo:margin-right="0in" fo:margin-top="0.0783in" fo:margin-bottom="0in" loext:contextual-spacing="false" fo:text-align="justify" style:justify-single-word="false" fo:text-indent="0.1819in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Standard" style:master-page-name="">
      <style:paragraph-properties fo:margin-left="-0.0201in" fo:margin-right="0in" fo:text-align="justify" style:justify-single-word="false" fo:text-indent="0.1819in" style:auto-text-indent="false" style:page-number="auto">
        <style:tab-stops/>
      </style:paragraph-properties>
      <style:text-properties fo:font-size="11pt" officeooo:paragraph-rsid="0037fcf3" style:font-size-asian="11pt" style:font-size-complex="11pt"/>
    </style:style>
    <style:style style:name="P27" style:family="paragraph" style:parent-style-name="Standard">
      <style:paragraph-properties fo:margin-left="2.3535in" fo:margin-right="0in" fo:text-align="justify" style:justify-single-word="false" fo:text-indent="-2.3535in" style:auto-text-indent="false">
        <style:tab-stops>
          <style:tab-stop style:position="-1.7673in"/>
        </style:tab-stops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29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weight="normal" style:font-weight-asian="normal" style:font-weight-complex="normal"/>
    </style:style>
    <style:style style:name="P31" style:family="paragraph" style:parent-style-name="Standard">
      <loext:graphic-properties draw:fill="solid" draw:fill-color="#e6e6e6"/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Standard">
      <loext:graphic-properties draw:fill="solid" draw:fill-color="#e6e6e6"/>
      <style:paragraph-properties fo:margin-left="1.4965in" fo:margin-right="0in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369378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solid" draw:fill-color="#e6e6e6"/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solid" draw:fill-color="#e6e6e6"/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officeooo:paragraph-rsid="0036937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solid" draw:fill-color="#e6e6e6"/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loext:graphic-properties draw:fill="solid" draw:fill-color="#e6e6e6"/>
      <style:paragraph-properties fo:margin-left="1.4965in" fo:margin-right="0in" fo:text-align="start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fo:font-style="italic" style:text-underline-style="none" fo:font-weight="normal" officeooo:paragraph-rsid="00369378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loext:graphic-properties draw:fill="solid" draw:fill-color="#e6e6e6"/>
      <style:paragraph-properties fo:margin-left="1.4965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solid" draw:fill-color="#e6e6e6"/>
      <style:paragraph-properties fo:margin-left="1.4965in" fo:margin-right="0in" fo:margin-top="0.0783in" fo:margin-bottom="0in" loext:contextual-spacing="false" fo:text-align="justify" style:justify-single-word="false" fo:text-indent="0.0102in" style:auto-text-indent="false" fo:background-color="#e6e6e6">
        <style:tab-stops>
          <style:tab-stop style:position="-0.4953in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margin-left="1.4681in" fo:margin-right="0in" fo:text-align="justify" style:justify-single-word="false" fo:text-indent="0in" style:auto-text-indent="false">
        <style:tab-stops/>
      </style:paragraph-properties>
      <style:text-properties fo:font-size="11pt" style:font-size-asian="9.60000038146973pt" style:font-size-complex="11pt"/>
    </style:style>
    <style:style style:name="P40" style:family="paragraph" style:parent-style-name="Standard">
      <loext:graphic-properties draw:fill="solid" draw:fill-color="#e6e6e6"/>
      <style:paragraph-properties fo:margin-left="1.505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solid" draw:fill-color="#e6e6e6"/>
      <style:paragraph-properties fo:margin-left="1.5055in" fo:margin-right="0in" fo:text-align="justify" style:justify-single-word="false" fo:keep-together="always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keep-together="always" fo:text-indent="0in" style:auto-text-indent="false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8pt" fo:font-style="normal" style:text-underline-style="none" fo:font-weight="normal" style:font-size-asian="7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loext:graphic-properties draw:fill="solid" draw:fill-color="#e6e6e6"/>
      <style:paragraph-properties fo:margin-left="1.5055in" fo:margin-right="0in" fo:text-align="justify" style:justify-single-word="false" fo:keep-together="always" fo:text-indent="0in" style:auto-text-indent="false" fo:background-color="#e6e6e6">
        <style:tab-stops>
          <style:tab-stop style:position="-0.4953in"/>
        </style:tab-stops>
      </style:paragraph-properties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8pt" fo:font-style="italic" style:text-underline-style="none" fo:font-weight="bold" style:font-size-asian="7pt" style:font-style-asian="italic" style:font-weight-asian="bold" style:font-size-complex="8pt" style:font-style-complex="italic" style:font-weight-complex="bold"/>
    </style:style>
    <style:style style:name="P49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50" style:family="paragraph" style:parent-style-name="Standard">
      <loext:graphic-properties draw:fill="solid" draw:fill-color="#e6e6e6"/>
      <style:paragraph-properties fo:margin-left="1.505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51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52" style:family="paragraph" style:parent-style-name="Standard">
      <loext:graphic-properties draw:fill="solid" draw:fill-color="#e6e6e6"/>
      <style:paragraph-properties fo:margin-left="1.505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</style:paragraph-properties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53" style:family="paragraph" style:parent-style-name="Standard">
      <loext:graphic-properties draw:fill="solid" draw:fill-color="#ccccff"/>
      <style:paragraph-properties fo:margin-left="1.5055in" fo:margin-right="0in" fo:text-align="justify" style:justify-single-word="false" fo:text-indent="0in" style:auto-text-indent="false" fo:background-color="#ccccff">
        <style:tab-stops/>
      </style:paragraph-properties>
      <style:text-properties fo:background-color="transparent"/>
    </style:style>
    <style:style style:name="P54" style:family="paragraph" style:parent-style-name="Standard">
      <loext:graphic-properties draw:fill="solid" draw:fill-color="#ccccff"/>
      <style:paragraph-properties fo:margin-left="1.5055in" fo:margin-right="0in" fo:text-align="justify" style:justify-single-word="false" fo:text-indent="0in" style:auto-text-indent="false" fo:background-color="#ccccff">
        <style:tab-stops/>
      </style:paragraph-properties>
    </style:style>
    <style:style style:name="P55" style:family="paragraph" style:parent-style-name="Standard">
      <loext:graphic-properties draw:fill="solid" draw:fill-color="#e6e6e6"/>
      <style:paragraph-properties fo:margin-left="1.5055in" fo:margin-right="0in" fo:margin-top="0.0783in" fo:margin-bottom="0in" loext:contextual-spacing="false" fo:text-align="justify" style:justify-single-word="false" fo:keep-together="always" fo:text-indent="0in" style:auto-text-indent="false" fo:background-color="#e6e6e6">
        <style:tab-stops>
          <style:tab-stop style:position="-0.4953in"/>
        </style:tab-stops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6" style:family="paragraph" style:parent-style-name="Standard" style:master-page-name="">
      <loext:graphic-properties draw:fill="solid" draw:fill-color="#e6e6e6"/>
      <style:paragraph-properties fo:margin-left="1.5055in" fo:margin-right="0in" fo:text-align="justify" style:justify-single-word="false" fo:keep-together="always" fo:text-indent="0in" style:auto-text-indent="false" style:page-number="auto" fo:background-color="#e6e6e6">
        <style:tab-stops>
          <style:tab-stop style:position="-0.4953in"/>
        </style:tab-stops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1pt" style:font-size-asian="9.60000038146973pt" style:font-size-complex="11pt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Standard">
      <style:paragraph-properties fo:margin-left="0in" fo:margin-right="0in" fo:margin-top="0.0783in" fo:margin-bottom="0in" loext:contextual-spacing="false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Standard">
      <loext:graphic-properties draw:fill="solid" draw:fill-color="#ccccff"/>
      <style:paragraph-properties fo:margin-left="1.4484in" fo:margin-right="0in" fo:text-align="justify" style:justify-single-word="false" fo:text-indent="0in" style:auto-text-indent="false" fo:background-color="#ccccff">
        <style:tab-stops/>
      </style:paragraph-properties>
    </style:style>
    <style:style style:name="P61" style:family="paragraph" style:parent-style-name="Standard">
      <style:paragraph-properties fo:margin-left="1.4484in" fo:margin-right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Standard">
      <loext:graphic-properties draw:fill="solid" draw:fill-color="#ccccff"/>
      <style:paragraph-properties fo:margin-left="1.4484in" fo:margin-right="0in" fo:text-align="justify" style:justify-single-word="false" fo:text-indent="0in" style:auto-text-indent="false" fo:background-color="#ccccff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Standard">
      <loext:graphic-properties draw:fill="solid" draw:fill-color="#ccccff"/>
      <style:paragraph-properties fo:margin-left="1.4484in" fo:margin-right="0in" fo:text-align="justify" style:justify-single-word="false" fo:text-indent="0in" style:auto-text-indent="false" fo:background-color="#ccccff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64" style:family="paragraph" style:parent-style-name="Standard">
      <style:paragraph-properties fo:margin-left="1.4583in" fo:margin-right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Standard">
      <style:paragraph-properties fo:text-align="justify" style:justify-single-word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6" style:family="paragraph" style:parent-style-name="Standard">
      <style:text-properties officeooo:rsid="0001a443" officeooo:paragraph-rsid="001dfbe3"/>
    </style:style>
    <style:style style:name="P67" style:family="paragraph" style:parent-style-name="Standard">
      <style:text-properties officeooo:rsid="0001a443" officeooo:paragraph-rsid="0021d7a4"/>
    </style:style>
    <style:style style:name="P68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9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03c5374" officeooo:paragraph-rsid="003c5374" fo:background-color="transparent" style:font-size-asian="12pt" style:font-weight-asian="bold" style:font-size-complex="12pt" style:font-weight-complex="bold"/>
    </style:style>
    <style:style style:name="P70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03eb6b3" officeooo:paragraph-rsid="003eb6b3" fo:background-color="transparent" style:font-size-asian="12pt" style:font-weight-asian="bold" style:font-size-complex="12pt" style:font-weight-complex="bold"/>
    </style:style>
    <style:style style:name="P71" style:family="paragraph" style:parent-style-name="Console" style:master-page-name="">
      <style:paragraph-properties style:page-number="auto"/>
      <style:text-properties officeooo:paragraph-rsid="003c5374"/>
    </style:style>
    <style:style style:name="P72" style:family="paragraph" style:parent-style-name="Console" style:master-page-name="">
      <style:paragraph-properties style:page-number="auto"/>
      <style:text-properties officeooo:paragraph-rsid="003eb6b3"/>
    </style:style>
    <style:style style:name="P73" style:family="paragraph" style:parent-style-name="Standard">
      <style:paragraph-properties fo:margin-left="1.5028in" fo:margin-right="0in" fo:text-align="justify" style:justify-single-word="false" fo:text-indent="0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solid" draw:fill-color="#e6e6e6"/>
      <style:paragraph-properties fo:margin-left="1.5028in" fo:margin-right="0in" fo:text-align="justify" style:justify-single-word="false" fo:keep-together="always" fo:text-indent="0in" style:auto-text-indent="false" fo:background-color="#e6e6e6">
        <style:tab-stops/>
      </style:paragraph-properties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loext:graphic-properties draw:fill="solid" draw:fill-color="#e6e6e6"/>
      <style:paragraph-properties fo:margin-left="1.5028in" fo:margin-right="0in" fo:text-align="justify" style:justify-single-word="false" fo:text-indent="0in" style:auto-text-indent="false" fo:background-color="#e6e6e6">
        <style:tab-stops/>
      </style:paragraph-properties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loext:graphic-properties draw:fill="solid" draw:fill-color="#e6e6e6"/>
      <style:paragraph-properties fo:margin-left="1.5028in" fo:margin-right="0in" fo:text-align="justify" style:justify-single-word="false" fo:text-indent="0in" style:auto-text-indent="false" fo:background-color="#e6e6e6">
        <style:tab-stops/>
      </style:paragraph-properties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Preformatted_20_Text">
      <loext:graphic-properties draw:fill="solid" draw:fill-color="#e6e6e6"/>
      <style:paragraph-properties fo:margin-left="1.5028in" fo:margin-right="0in" fo:text-align="justify" style:justify-single-word="false" fo:text-indent="0in" style:auto-text-indent="false" fo:background-color="#e6e6e6">
        <style:tab-stops/>
      </style:paragraph-properties>
      <style:text-properties officeooo:paragraph-rsid="001e3ab6"/>
    </style:style>
    <style:style style:name="P78" style:family="paragraph" style:parent-style-name="Preformatted_20_Text">
      <loext:graphic-properties draw:fill="solid" draw:fill-color="#e6e6e6"/>
      <style:paragraph-properties fo:margin-left="1.5028in" fo:margin-right="0in" fo:margin-top="0in" fo:margin-bottom="0.1965in" loext:contextual-spacing="false" fo:text-align="justify" style:justify-single-word="false" fo:text-indent="0in" style:auto-text-indent="false" fo:background-color="#e6e6e6">
        <style:tab-stops/>
      </style:paragraph-properties>
      <style:text-properties fo:font-size="8pt" fo:font-style="normal" style:text-underline-style="none" fo:font-weight="normal" officeooo:paragraph-rsid="001e3ab6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Preformatted_20_Text" style:master-page-name="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style:page-number="auto" fo:background-color="#e6e6e6">
        <style:tab-stops/>
      </style:paragraph-properties>
      <style:text-properties officeooo:paragraph-rsid="001e3ab6"/>
    </style:style>
    <style:style style:name="P80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23a6b0"/>
    </style:style>
    <style:style style:name="P81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2540d3"/>
    </style:style>
    <style:style style:name="P82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261012"/>
    </style:style>
    <style:style style:name="P83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2e9139"/>
    </style:style>
    <style:style style:name="P84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21d7a4"/>
    </style:style>
    <style:style style:name="P85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32896f"/>
    </style:style>
    <style:style style:name="P86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paragraph-rsid="0033cf71"/>
    </style:style>
    <style:style style:name="P87" style:family="paragraph" style:parent-style-name="Preformatted_20_Text">
      <loext:graphic-properties draw:fill="solid" draw:fill-color="#e6e6e6"/>
      <style:paragraph-properties fo:margin-left="1.5028in" fo:margin-right="0in" fo:margin-top="0in" fo:margin-bottom="0in" loext:contextual-spacing="false" fo:text-align="justify" style:justify-single-word="false" fo:text-indent="0in" style:auto-text-indent="false" fo:background-color="#e6e6e6">
        <style:tab-stops/>
      </style:paragraph-properties>
      <style:text-properties officeooo:rsid="00302559" officeooo:paragraph-rsid="00302559"/>
    </style:style>
    <style:style style:name="P88" style:family="paragraph" style:parent-style-name="Preformatted_20_Text">
      <style:text-properties officeooo:paragraph-rsid="003c5374"/>
    </style:style>
    <style:style style:name="P89" style:family="paragraph" style:parent-style-name="Standard" style:master-page-name="">
      <style:paragraph-properties fo:margin-left="1.4957in" fo:margin-right="0in" fo:text-indent="0in" style:auto-text-indent="false" style:page-number="auto"/>
      <style:text-properties fo:font-size="10pt" officeooo:rsid="0023a2b4" officeooo:paragraph-rsid="0023a6b0" style:font-size-asian="8.75pt" style:font-size-complex="10pt"/>
    </style:style>
    <style:style style:name="P90" style:family="paragraph" style:parent-style-name="Standard" style:master-page-name="">
      <style:paragraph-properties fo:margin-left="1.4957in" fo:margin-right="0in" fo:text-indent="0in" style:auto-text-indent="false" style:page-number="auto"/>
      <style:text-properties fo:font-size="10pt" officeooo:rsid="0023a2b4" officeooo:paragraph-rsid="002e9139" style:font-size-asian="8.75pt" style:font-size-complex="10pt"/>
    </style:style>
    <style:style style:name="P91" style:family="paragraph" style:parent-style-name="Standard" style:master-page-name="">
      <style:paragraph-properties fo:margin-left="1.4957in" fo:margin-right="0in" fo:text-indent="0in" style:auto-text-indent="false" style:page-number="auto"/>
      <style:text-properties fo:font-size="10pt" officeooo:rsid="0023a2b4" officeooo:paragraph-rsid="00302559" style:font-size-asian="8.75pt" style:font-size-complex="10pt"/>
    </style:style>
    <style:style style:name="P92" style:family="paragraph" style:parent-style-name="Standard" style:master-page-name="">
      <style:paragraph-properties fo:margin-left="1.4957in" fo:margin-right="0in" fo:text-indent="0in" style:auto-text-indent="false" style:page-number="auto"/>
      <style:text-properties style:font-name="Comic Sans MS1" fo:font-size="10pt" officeooo:rsid="0023a2b4" officeooo:paragraph-rsid="0037e087" style:font-size-asian="10pt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.1965in" style:auto-text-indent="false">
        <style:tab-stops/>
      </style:paragraph-properties>
      <style:text-properties officeooo:paragraph-rsid="001dfbe3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.1965in" style:auto-text-indent="false">
        <style:tab-stops/>
      </style:paragraph-properties>
      <style:text-properties officeooo:paragraph-rsid="0023a6b0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.1965in" style:auto-text-indent="false">
        <style:tab-stops/>
      </style:paragraph-properties>
      <style:text-properties officeooo:paragraph-rsid="00261012"/>
    </style:style>
    <style:style style:name="P96" style:family="paragraph" style:parent-style-name="Preformatted_20_Text" style:master-page-name="">
      <style:paragraph-properties fo:margin-left="0in" fo:margin-right="0in" fo:margin-top="0in" fo:margin-bottom="0in" loext:contextual-spacing="false" fo:text-align="justify" style:justify-single-word="false" fo:text-indent="0.1965in" style:auto-text-indent="false" style:page-number="auto">
        <style:tab-stops/>
      </style:paragraph-properties>
      <style:text-properties officeooo:paragraph-rsid="001dfbe3"/>
    </style:style>
    <style:style style:name="P97" style:family="paragraph" style:parent-style-name="Preformatted_20_Text" style:master-page-name="">
      <loext:graphic-properties draw:fill="none"/>
      <style:paragraph-properties fo:margin-left="0.1866in" fo:margin-right="0in" fo:margin-top="0in" fo:margin-bottom="0.1965in" loext:contextual-spacing="false" fo:text-align="justify" style:justify-single-word="false" fo:text-indent="0.1252in" style:auto-text-indent="false" style:page-number="auto" fo:background-color="transparent">
        <style:tab-stops/>
      </style:paragraph-properties>
      <style:text-properties style:font-name="Comic Sans MS1" fo:font-size="10pt" officeooo:rsid="001fe0a9" officeooo:paragraph-rsid="003c5374" style:font-size-asian="10pt" style:font-size-complex="10pt"/>
    </style:style>
    <style:style style:name="P98" style:family="paragraph" style:parent-style-name="Preformatted_20_Text">
      <loext:graphic-properties draw:fill="none"/>
      <style:paragraph-properties fo:margin-left="0.1866in" fo:margin-right="0in" fo:margin-top="0in" fo:margin-bottom="0.1965in" loext:contextual-spacing="false" fo:text-align="justify" style:justify-single-word="false" fo:text-indent="0.1252in" style:auto-text-indent="false" fo:background-color="transparent">
        <style:tab-stops/>
      </style:paragraph-properties>
      <style:text-properties style:font-name="Comic Sans MS1" fo:font-size="10pt" officeooo:rsid="003eb6b3" officeooo:paragraph-rsid="003eb6b3" style:font-size-asian="10pt" style:font-size-complex="10pt"/>
    </style:style>
    <style:style style:name="P99" style:family="paragraph" style:parent-style-name="Console">
      <loext:graphic-properties draw:fill="none"/>
      <style:paragraph-properties fo:margin-left="0.1866in" fo:margin-right="0in" fo:margin-top="0in" fo:margin-bottom="0.1965in" loext:contextual-spacing="false" fo:text-align="justify" style:justify-single-word="false" fo:text-indent="0.1252in" style:auto-text-indent="false" fo:background-color="transparent">
        <style:tab-stops/>
      </style:paragraph-properties>
      <style:text-properties style:font-name="Comic Sans MS1" fo:font-size="10pt" officeooo:rsid="003eb6b3" officeooo:paragraph-rsid="003eb6b3" style:font-size-asian="10pt" style:font-size-complex="10pt"/>
    </style:style>
    <style:style style:name="P100" style:family="paragraph" style:parent-style-name="Console">
      <style:text-properties officeooo:paragraph-rsid="003c5374"/>
    </style:style>
    <style:style style:name="P101" style:family="paragraph" style:parent-style-name="Console">
      <style:text-properties officeooo:paragraph-rsid="003eb6b3"/>
    </style:style>
    <style:style style:name="P102" style:family="paragraph" style:parent-style-name="Standard" style:list-style-name="L2">
      <style:paragraph-properties fo:text-align="justify" style:justify-single-word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3" style:family="paragraph" style:parent-style-name="Standard" style:list-style-name="L1">
      <style:paragraph-properties fo:margin-left="1.4484in" fo:margin-right="0in" fo:text-align="justify" style:justify-single-word="false" fo:text-indent="-1.2882in" style:auto-text-indent="false">
        <style:tab-stops/>
      </style:paragraph-properties>
      <style:text-properties fo:font-size="11pt" style:font-size-asian="11pt" style:font-size-complex="11pt"/>
    </style:style>
    <style:style style:name="P104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fo:font-size="12pt" style:text-underline-style="solid" style:text-underline-width="auto" style:text-underline-color="font-color" fo:font-weight="bold" officeooo:paragraph-rsid="004131d0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paragraph-rsid="003a84bd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37e087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302559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2e9139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261012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23a6b0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1e3ab6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369378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margin-left="-0.0098in" fo:margin-right="0in" fo:text-align="justify" style:justify-single-word="false" fo:text-indent="0in" style:auto-text-indent="false">
        <style:tab-stops/>
      </style:paragraph-properties>
      <style:text-properties style:font-name="Comic Sans MS1" fo:font-size="12pt" officeooo:paragraph-rsid="003c5374" style:font-size-asian="12pt" style:font-size-complex="12pt"/>
    </style:style>
    <style:style style:name="P115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style:font-size-asian="12pt" style:font-weight-asian="bold" style:font-size-complex="12pt" style:font-weight-complex="bold"/>
    </style:style>
    <style:style style:name="P116" style:family="paragraph" style:parent-style-name="Standard" style:master-page-name="">
      <style:paragraph-properties fo:margin-left="-0.0098in" fo:margin-right="0in" fo:text-align="justify" style:justify-single-word="false" fo:text-indent="0in" style:auto-text-indent="false" style:page-number="auto" fo:keep-with-next="always">
        <style:tab-stops/>
      </style:paragraph-properties>
      <style:text-properties style:font-name="Comic Sans MS1" fo:font-size="12pt" style:text-underline-style="solid" style:text-underline-width="auto" style:text-underline-color="font-color" fo:font-weight="bold" officeooo:rsid="0001a443" officeooo:paragraph-rsid="0021d7a4" style:font-size-asian="12pt" style:font-weight-asian="bold" style:font-size-complex="12pt" style:font-weight-complex="bold"/>
    </style:style>
    <style:style style:name="P117" style:family="paragraph" style:parent-style-name="Standard" style:master-page-name="">
      <style:paragraph-properties fo:margin-left="-0.0201in" fo:margin-right="0in" fo:text-align="justify" style:justify-single-word="false" fo:text-indent="0.1819in" style:auto-text-indent="false" style:page-number="auto">
        <style:tab-stops/>
      </style:paragraph-properties>
      <style:text-properties style:font-name="Comic Sans MS1" fo:font-size="10pt" officeooo:rsid="0037fcf3" officeooo:paragraph-rsid="0037fcf3" style:font-size-asian="10pt" style:font-size-complex="10pt"/>
    </style:style>
    <style:style style:name="P118" style:family="paragraph" style:parent-style-name="Standard">
      <style:paragraph-properties fo:margin-left="-0.0201in" fo:margin-right="0in" fo:margin-top="0in" fo:margin-bottom="0in" loext:contextual-spacing="false" fo:text-align="justify" style:justify-single-word="false" fo:text-indent="0.1819in" style:auto-text-indent="false">
        <style:tab-stops/>
      </style:paragraph-properties>
      <style:text-properties style:font-name="Comic Sans MS1" fo:font-size="10pt" style:text-underline-style="none" fo:font-weight="normal" officeooo:rsid="003a84bd" officeooo:paragraph-rsid="004131d0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fo:font-size="11pt" style:text-underline-style="none" fo:font-weight="normal" officeooo:paragraph-rsid="004131d0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style:font-name="Comic Sans MS1" fo:font-size="10pt" style:text-underline-style="none" fo:font-weight="normal" officeooo:rsid="004131d0" officeooo:paragraph-rsid="004131d0" style:font-size-asian="10pt" style:font-weight-asian="normal" style:font-size-complex="10pt" style:font-weight-complex="normal"/>
    </style:style>
    <style:style style:name="P121" style:family="paragraph" style:parent-style-name="Standard" style:master-page-name="">
      <loext:graphic-properties draw:fill="none"/>
      <style:paragraph-properties fo:margin-left="0.1866in" fo:margin-right="0in" fo:text-align="justify" style:justify-single-word="false" fo:text-indent="0.1866in" style:auto-text-indent="false" style:page-number="auto" fo:background-color="transparent">
        <style:tab-stops/>
      </style:paragraph-properties>
      <style:text-properties style:font-name="Comic Sans MS1" fo:font-size="10pt" officeooo:rsid="0037fcf3" officeooo:paragraph-rsid="0037fcf3" style:font-size-asian="10pt" style:font-size-complex="10pt"/>
    </style:style>
    <style:style style:name="P122" style:family="paragraph" style:parent-style-name="Standard" style:master-page-name="">
      <style:paragraph-properties fo:margin-left="1.4957in" fo:margin-right="0in" fo:text-indent="0in" style:auto-text-indent="false" style:page-number="auto"/>
      <style:text-properties style:font-name="Comic Sans MS1" fo:font-size="12pt" style:text-underline-style="solid" style:text-underline-width="auto" style:text-underline-color="font-color" fo:font-weight="bold" officeooo:rsid="0001a443" officeooo:paragraph-rsid="00261012" style:font-size-asian="12pt" style:font-weight-asian="bold" style:font-size-complex="12pt" style:font-weight-complex="bold"/>
    </style:style>
    <style:style style:name="P123" style:family="paragraph" style:parent-style-name="Preformatted_20_Text">
      <style:paragraph-properties fo:margin-top="0in" fo:margin-bottom="0.1965in" loext:contextual-spacing="false"/>
      <style:text-properties officeooo:paragraph-rsid="003c5374"/>
    </style:style>
    <style:style style:name="P124" style:family="paragraph" style:parent-style-name="Console">
      <style:text-properties style:font-name="Ubuntu1" fo:font-weight="normal" officeooo:rsid="0037e087" officeooo:paragraph-rsid="0037e087" style:font-weight-asian="normal" style:font-weight-complex="normal"/>
    </style:style>
    <style:style style:name="P125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03a84bd" officeooo:paragraph-rsid="003a84bd" fo:background-color="transparent" style:font-size-asian="12pt" style:font-weight-asian="bold" style:font-size-complex="12pt" style:font-weight-complex="bold"/>
    </style:style>
    <style:style style:name="P126" style:family="paragraph" style:parent-style-name="Console" style:master-page-name="">
      <style:paragraph-properties style:page-number="auto"/>
      <style:text-properties fo:color="#000000" style:font-name="Ubuntu Mono" fo:font-size="10pt" fo:font-style="normal" style:text-underline-style="none" fo:font-weight="normal" officeooo:rsid="004131d0" officeooo:paragraph-rsid="003a84b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04131d0" officeooo:paragraph-rsid="004131d0" fo:background-color="transparent" style:font-size-asian="12pt" style:font-weight-asian="bold" style:font-size-complex="12pt" style:font-weight-complex="bold"/>
    </style:style>
    <style:style style:name="P128" style:family="paragraph" style:parent-style-name="Console" style:master-page-name="">
      <style:paragraph-properties style:page-number="auto"/>
      <style:text-properties style:font-name="Ubuntu Mono" fo:font-size="10pt" fo:font-style="normal" style:text-underline-style="none" fo:font-weight="normal" officeooo:rsid="004131d0" officeooo:paragraph-rsid="004131d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Console" style:master-page-name="">
      <style:paragraph-properties style:page-number="auto"/>
      <style:text-properties fo:color="#000000" style:font-name="Ubuntu Mono" fo:font-size="10pt" fo:font-style="normal" style:text-underline-style="none" fo:font-weight="normal" officeooo:rsid="004131d0" officeooo:paragraph-rsid="003a84b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Console" style:master-page-name="">
      <loext:graphic-properties draw:fill-color="#dddddd"/>
      <style:paragraph-properties style:page-number="auto" fo:keep-with-next="always"/>
      <style:text-properties fo:font-variant="normal" fo:text-transform="none" fo:color="#333333" style:font-name="Ubuntu1" fo:font-size="12pt" fo:letter-spacing="normal" fo:font-style="normal" fo:font-weight="bold" officeooo:rsid="0037e087" officeooo:paragraph-rsid="0037e087" fo:background-color="transparent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369378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1pt" fo:font-style="normal" style:text-underline-style="none" fo:font-weight="normal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3a84bd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1"/>
    </style:style>
    <style:style style:name="T8" style:family="text">
      <style:text-properties style:font-name="DejaVu Sans1" fo:font-style="italic" style:font-style-asian="italic" style:font-style-complex="italic"/>
    </style:style>
    <style:style style:name="T9" style:family="text">
      <style:text-properties style:font-name="DejaVu Sans1" fo:font-style="italic" officeooo:rsid="00369378" style:font-style-asian="italic" style:font-style-complex="italic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italic" style:font-size-asian="7pt" style:font-style-asian="italic" style:font-size-complex="8pt" style:font-style-complex="italic"/>
    </style:style>
    <style:style style:name="T12" style:family="text">
      <style:text-properties fo:font-size="8pt" fo:font-style="italic" fo:font-weight="bold" style:font-size-asian="7pt" style:font-style-asian="italic" style:font-weight-asian="bold" style:font-size-complex="8pt" style:font-style-complex="italic" style:font-weight-complex="bold"/>
    </style:style>
    <style:style style:name="T13" style:family="text">
      <style:text-properties fo:font-size="8pt" fo:font-style="normal" style:text-underline-style="none" fo:font-weight="normal" officeooo:rsid="001d5fea" style:font-size-asian="7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size="8pt" fo:font-style="normal" style:text-underline-style="none" fo:font-weight="normal" officeooo:rsid="001dfbe3" style:font-size-asian="7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a84bd" style:font-weight-asian="bold" style:font-weight-complex="bold"/>
    </style:style>
    <style:style style:name="T17" style:family="text">
      <style:text-properties fo:font-weight="bold" officeooo:rsid="002ed2f2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Arial1" fo:font-size="9pt" fo:font-style="normal" style:text-underline-style="none" fo:font-weight="normal" officeooo:rsid="0001a443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style:font-name="Arial1" fo:font-size="9pt" style:font-size-asian="9pt" style:font-size-complex="9pt"/>
    </style:style>
    <style:style style:name="T22" style:family="text">
      <style:text-properties style:font-name="Arial1" fo:font-size="9pt" officeooo:rsid="0001a443" style:font-size-asian="9pt" style:font-size-complex="9pt"/>
    </style:style>
    <style:style style:name="T23" style:family="text">
      <style:text-properties style:font-name="Arial1" fo:font-size="9pt" officeooo:rsid="0021d7a4" style:font-size-asian="9pt" style:font-size-complex="9pt"/>
    </style:style>
    <style:style style:name="T24" style:family="text">
      <style:text-properties style:font-name="Arial1" fo:font-size="9pt" officeooo:rsid="002540d3" style:font-size-asian="9pt" style:font-size-complex="9pt"/>
    </style:style>
    <style:style style:name="T25" style:family="text">
      <style:text-properties style:font-name="Arial1" fo:font-size="9pt" officeooo:rsid="00261012" style:font-size-asian="9pt" style:font-size-complex="9pt"/>
    </style:style>
    <style:style style:name="T26" style:family="text">
      <style:text-properties style:font-name="Arial1" fo:font-size="9pt" officeooo:rsid="002e9139" style:font-size-asian="9pt" style:font-size-complex="9pt"/>
    </style:style>
    <style:style style:name="T27" style:family="text">
      <style:text-properties style:font-name="Arial1" fo:font-size="9pt" officeooo:rsid="0032896f" style:font-size-asian="9pt" style:font-size-complex="9pt"/>
    </style:style>
    <style:style style:name="T28" style:family="text">
      <style:text-properties style:font-name="Arial1" fo:font-size="9pt" officeooo:rsid="0033cf71" style:font-size-asian="9pt" style:font-size-complex="9pt"/>
    </style:style>
    <style:style style:name="T29" style:family="text">
      <style:text-properties style:font-name="Arial1" fo:font-size="9pt" fo:font-weight="bold" officeooo:rsid="002540d3" style:font-size-asian="9pt" style:font-weight-asian="bold" style:font-size-complex="9pt" style:font-weight-complex="bold"/>
    </style:style>
    <style:style style:name="T30" style:family="text">
      <style:text-properties officeooo:rsid="002ed2f2"/>
    </style:style>
    <style:style style:name="T31" style:family="text">
      <style:text-properties fo:font-size="12pt" fo:font-style="normal" style:text-underline-style="solid" style:text-underline-width="auto" style:text-underline-color="font-color" fo:font-weight="bold" officeooo:rsid="001dfbe3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officeooo:rsid="003a84bd"/>
    </style:style>
    <style:style style:name="T33" style:family="text">
      <style:text-properties fo:color="#000000" style:font-name="Ubuntu" fo:font-size="11pt" fo:font-style="normal" style:text-underline-style="none" fo:font-weight="normal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34" style:family="text">
      <style:text-properties fo:color="#000000" style:font-name="Ubuntu" fo:font-size="11pt" fo:font-style="normal" style:text-underline-style="none" fo:font-weight="normal" officeooo:rsid="0001a443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35" style:family="text">
      <style:text-properties fo:color="#000000" style:font-name="Ubuntu" fo:font-size="11pt" fo:font-style="normal" style:text-underline-style="none" fo:font-weight="normal" officeooo:rsid="002da7fd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36" style:family="text">
      <style:text-properties fo:color="#000000" style:font-name="Ubuntu" fo:font-size="11pt" fo:font-style="normal" style:text-underline-style="none" fo:font-weight="normal" officeooo:rsid="003eb6b3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37" style:family="text">
      <style:text-properties fo:color="#000000" style:font-name="Ubuntu Mono" fo:font-size="10pt" fo:font-style="normal" style:text-underline-style="none" fo:font-weight="normal" officeooo:rsid="004131d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fo:font-size="11pt" fo:font-style="normal" style:text-underline-style="none" fo:font-weight="normal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39" style:family="text">
      <style:text-properties fo:color="#000000" fo:font-size="11pt" fo:font-style="normal" style:text-underline-style="none" fo:font-weight="normal" officeooo:rsid="0001a443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40" style:family="text">
      <style:text-properties fo:color="#000000" fo:font-size="11pt" fo:font-style="normal" style:text-underline-style="none" fo:font-weight="normal" officeooo:rsid="002da7fd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41" style:family="text">
      <style:text-properties fo:color="#000000" fo:font-size="11pt" fo:font-style="normal" style:text-underline-style="none" fo:font-weight="normal" officeooo:rsid="003eb6b3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42" style:family="text">
      <style:text-properties officeooo:rsid="004131d0"/>
    </style:style>
    <style:style style:name="T43" style:family="text">
      <style:text-properties style:font-name="Comic Sans MS1" fo:font-size="12pt" officeooo:rsid="0001a443" style:font-size-asian="12pt" style:font-size-complex="12pt"/>
    </style:style>
    <style:style style:name="T44" style:family="text">
      <style:text-properties style:text-underline-style="solid" style:text-underline-width="auto" style:text-underline-color="font-color" fo:font-weight="bold" officeooo:rsid="0001a44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799in" fo:text-indent="-0.25in" fo:margin-left="0.47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99in" fo:text-indent="-0.25in" fo:margin-left="0.72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799in" fo:text-indent="-0.25in" fo:margin-left="0.97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99in" fo:text-indent="-0.25in" fo:margin-left="1.22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99in" fo:text-indent="-0.25in" fo:margin-left="1.47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299in" fo:text-indent="-0.25in" fo:margin-left="1.72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99in" fo:text-indent="-0.25in" fo:margin-left="1.97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99in" fo:text-indent="-0.25in" fo:margin-left="2.22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99in" fo:text-indent="-0.25in" fo:margin-left="2.47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99in" fo:text-indent="-0.25in" fo:margin-left="2.7299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roblémák és megoldásuk</text:p>
      <text:p text:style-name="P1"/>
      <text:p text:style-name="P113">LibreOffice-ban eltünt a betütípus</text:p>
      <text:p text:style-name="P10"/>
      <text:p text:style-name="P32"/>
      <text:p text:style-name="P34"><text:span text:style-name="Source_20_Text"><text:span text:style-name="T9">sudo apt-get remove --purge ttf-mscorefonts-installer </text:span></text:span></text:p>
      <text:p text:style-name="P34"><text:span text:style-name="Source_20_Text"><text:span text:style-name="T9">sudo apt-get install ttf-mscorefonts-installer</text:span></text:span></text:p>
      <text:p text:style-name="P36"/>
      <text:p text:style-name="P106">4 szintü msec esetén nem csatlakozhatok az ssh szerverhez</text:p>
      <text:p text:style-name="P9"/>
      <text:p text:style-name="P31"/>
      <text:p text:style-name="P33"><text:span text:style-name="Source_20_Text"><text:span text:style-name="T8">$ echo sshd: ALL &gt;&gt; /etc/host.allow</text:span></text:span></text:p>
      <text:p text:style-name="P35">rmmod bttv</text:p>
      <text:p text:style-name="P35"/>
      <text:p text:style-name="P13"/>
      <text:p text:style-name="P27"/>
      <text:p text:style-name="P106">Firefox alapértelmezett alkalmazásokat használ, amit nem tudom módosítani az Edit-Preferences-Content Tab-FIleTypes pontban (mert nem engedi)</text:p>
      <text:p text:style-name="P9">Browser sorba: about:config</text:p>
      <text:p text:style-name="P9">Itt keresd meg a browser.download.hide_plugins_without_extensions pontot, és változtasd true-ról false-ra</text:p>
      <text:p text:style-name="P27"/>
      <text:p text:style-name="P106">Fehér zaj jön a Pinnacle TV tunerből</text:p>
      <text:p text:style-name="P9">Misztikus módon, ha a bttv modult először eltávolítom, majd ujra betöltöm, akkor rendbe jön a hang.</text:p>
      <text:p text:style-name="P30"/>
      <text:p text:style-name="P31"/>
      <text:p text:style-name="P33"><text:span text:style-name="Source_20_Text"><text:span text:style-name="T8">rmmod bttv</text:span></text:span></text:p>
      <text:p text:style-name="P35">rmmod bttv</text:p>
      <text:p text:style-name="P37"/>
      <text:p text:style-name="P29"/>
      <text:p text:style-name="P9">Ezt érdemes betenni egy script fájlba és minden rendszer induláskor elindítani.</text:p>
      <text:p text:style-name="P9"/>
      <text:p text:style-name="P31"/>
      <text:p text:style-name="P33"><text:span text:style-name="Source_20_Text"><text:span text:style-name="T8">$ cd /etc/int.d</text:span></text:span></text:p>
      <text:p text:style-name="P35">$ echo -e <text:s/>#!/bin/sh</text:p>
      <text:p text:style-name="P35"><text:tab/>”\n”rmmod bttv</text:p>
      <text:p text:style-name="P35"><text:tab/>”\n”modprobe bttv &gt; /etc/init.d/fixTv.sh</text:p>
      <text:p text:style-name="P35">$ chmod +x ./fixTv.sh</text:p>
      <text:p text:style-name="P37">$ <text:span text:style-name="T4">sudo update-rc.d fixTv.sh defaults</text:span></text:p>
      <text:p text:style-name="P38"/>
      <text:p text:style-name="P29"/>
      <text:p text:style-name="P9">Visszavonni:</text:p>
      <text:p text:style-name="P12"/>
      <text:p text:style-name="P31"/>
      <text:p text:style-name="P33"><text:span text:style-name="Source_20_Text"><text:span text:style-name="T8">$ sudo update-rc.d fixTv.sh remove</text:span></text:span></text:p>
      <text:p text:style-name="P35"/>
      <text:p text:style-name="P9"/>
      <text:p text:style-name="P106"><text:soft-page-break/>Nem veszi fel a kapcsolatot más Ethernet kártyával az ISP</text:p>
      <text:p text:style-name="P17"><text:span text:style-name="T1">Az ISP a rendszer installálásakor eltárolta a számítógépbe helyezett Ethernet kártya MAC címét, és csak ennak a kártyának hajlandó IP számot adni. Ha kicseréljük az Ethernet kártyát és nem akarunk telefonálgatni az ISP-nek, akkor rá kell vennünk a számítógépet, hogy ne az igazi MAC számot küldje el a szolgáltatónak, hanem a régit. Feltételezzük, hogy az </text:span><text:span text:style-name="T3">eth0</text:span><text:span text:style-name="T1"> interfészen keresztül kapcsolódik az internetre és hogy csak egy interfészünk van. Ha több van, akkor módosítani kell az /etc/network/interfaces fájlt módosító kódrészletet. Ezt a ködrészletet csak egyszer kell végrehajtani.</text:span></text:p>
      <text:p text:style-name="P56"/>
      <text:p text:style-name="P43">sudo echo -e </text:p>
      <text:p text:style-name="P43"><text:tab/>auto eth0</text:p>
      <text:p text:style-name="P43"><text:tab/>”\e”iface eth0 inet dhcp</text:p>
      <text:p text:style-name="P43"><text:tab/>hwaddress ether 00:40:f4:63:ca:2a &gt; /etc/network/interfaces</text:p>
      <text:p text:style-name="P41"/>
      <text:p text:style-name="P41">sudo /etc/init.d/networking restart</text:p>
      <text:p text:style-name="P55"/>
      <text:p text:style-name="P29"/>
      <text:p text:style-name="P9">Itt egy másik megoldás, ami csak a kikapcsolásig érvényes:</text:p>
      <text:p text:style-name="P30"/>
      <text:p text:style-name="P31"/>
      <text:p text:style-name="P33"><text:span text:style-name="Source_20_Text"><text:span text:style-name="T7">macchanger --mac=00:40:f4:63:ca:2a eth1</text:span></text:span></text:p>
      <text:p text:style-name="P37"/>
      <text:p text:style-name="P29"/>
      <text:p text:style-name="P106">Csúnyák a betük</text:p>
      <text:p text:style-name="P9">Le kell tölteni a microsoft true type betüket </text:p>
      <text:p text:style-name="P56"/>
      <text:p text:style-name="P40">#Letolti a microsoft true type betutipusait</text:p>
      <text:p text:style-name="P43">$ sudo apt-get install msttcorefonts</text:p>
      <text:p text:style-name="P42"/>
      <text:p text:style-name="P42">#Betu cache ujra generalasa</text:p>
      <text:p text:style-name="P42">$ $sudo fc-cache -fv</text:p>
      <text:p text:style-name="P44"/>
      <text:p text:style-name="P29"/>
      <text:p text:style-name="P106">Csúnyák a betük a Firefoxban</text:p>
      <text:list xml:id="list484606479" text:style-name="L1">
        <text:list-item>
          <text:p text:style-name="P103">megoldás:<text:tab/>Be kell áttítani, hogy alapesetben a rendszerbetüket vegye figyelembe. Ehhez a Firefox fejlécébe irjuk be hogy</text:p>
        </text:list-item>
      </text:list>
      <text:p text:style-name="P58"/>
      <text:p text:style-name="P53"><text:span text:style-name="T1"><text:tab/></text:span><text:span text:style-name="T3">about:config</text:span></text:p>
      <text:p text:style-name="P58"/>
      <text:p text:style-name="P61">Keresd meg a következő sort:</text:p>
      <text:p text:style-name="P61"/>
      <text:p text:style-name="P54"><text:span text:style-name="T1"><text:tab/></text:span><text:span text:style-name="T3">layout.css.dpi</text:span></text:p>
      <text:p text:style-name="P58"/>
      <text:p text:style-name="P64">És az értékét állítsd 0-ra</text:p>
      <text:p text:style-name="P64"/>
      <text:p text:style-name="P60"><text:span text:style-name="T1"><text:tab/></text:span><text:span text:style-name="T3">layout.css.dpi<text:tab/>userSet<text:tab/>integer<text:tab/>0</text:span></text:p>
      <text:p text:style-name="P57"/>
      <text:list xml:id="list212208363110947" text:continue-numbering="true" text:style-name="L1">
        <text:list-item>
          <text:p text:style-name="P103">megoldás:<text:tab/>Van ket fajl, amit a firefox figyelembe vesz a megjeleniteskor: userCrome.css userContent.css. Elérési utvonaluk: ~/.mozilla/firefox/xxxx.default/chrome</text:p>
        </text:list-item>
      </text:list>
      <text:p text:style-name="P39">Egy példa a beállításra:</text:p>
      <text:p text:style-name="P64"/>
      <text:p text:style-name="P62"><text:soft-page-break/></text:p>
      <text:p text:style-name="P62">/*altalanos*/ </text:p>
      <text:p text:style-name="P62">{ </text:p>
      <text:p text:style-name="P62"><text:tab/>font-size: 24pt !important </text:p>
      <text:p text:style-name="P62">} </text:p>
      <text:p text:style-name="P62"/>
      <text:p text:style-name="P62">/*menuelemek*/ </text:p>
      <text:p text:style-name="P62">menubar, menubutton, menulist, menu, menuitem{ </text:p>
      <text:p text:style-name="P62"><text:tab/>font-size: 10pt; </text:p>
      <text:p text:style-name="P62"><text:tab/>font-family: arial, sans-serif; </text:p>
      <text:p text:style-name="P62">}</text:p>
      <text:p text:style-name="P63"/>
      <text:p text:style-name="P25"/>
      <text:p text:style-name="P106">Létrehozza az interfészt, de nem rendel hozzá DHCP szervertől kapott IP címet</text:p>
      <text:p text:style-name="P9"/>
      <text:p text:style-name="P41"/>
      <text:p text:style-name="P44">$ dhclient</text:p>
      <text:p text:style-name="P44"/>
      <text:p text:style-name="P9"/>
      <text:p text:style-name="P41"/>
      <text:p text:style-name="P44">$ /etc/init.d/networkingrestart</text:p>
      <text:p text:style-name="P44"/>
      <text:p text:style-name="P59"/>
      <text:p text:style-name="P106">Véletlenül letöröltem az SSH szerver kulcsait</text:p>
      <text:p text:style-name="P9">Újra kell generálni a kulcsokat.</text:p>
      <text:p text:style-name="P56"/>
      <text:p text:style-name="P44">$ ssh-keygen -f /etc/ssh/ssh_host_rsa_key -N '' -t rsa</text:p>
      <text:p text:style-name="P44">$ ssh-keygen -f /etc/ssh/ssh_host_dsa_key -N '' -t dsa</text:p>
      <text:p text:style-name="P44"/>
      <text:p text:style-name="P3"/>
      <text:p text:style-name="P14"/>
      <text:p text:style-name="P2"><text:span text:style-name="T43">Nem enged be a rendszer jogosultsági problémák miatt</text:span></text:p>
      <text:p text:style-name="P9">Rootként kell belépni a rendszerbe, hogy a beállítás segíségével visszakapd a belépési jogodat. Bootolásnál a GRUB kernel során e-t nyomsz amivel átszerkesztheted az indítóparamétereket. Hozzá kell fűzni:</text:p>
      <text:p text:style-name="P56"/>
      <text:p text:style-name="P44">single `init=/bin/bash`</text:p>
      <text:p text:style-name="P44"/>
      <text:p text:style-name="P3"/>
      <text:p text:style-name="P14"/>
      <text:p text:style-name="P115">A Firefox nem az mplayer-t, hanem a totem-et használja video lejátszáshoz</text:p>
      <text:p text:style-name="P14"/>
      <text:p text:style-name="P14">El kell távolitani a totem plugint és installálni az mplayer plugin-t</text:p>
      <text:p text:style-name="P14"/>
      <text:p text:style-name="P56"/>
      <text:p text:style-name="P44">#<text:span text:style-name="T11">Ellenőrizhető a totem léte a pluginek között a firefoxban: </text:span><text:span text:style-name="T12">about:plugins</text:span></text:p>
      <text:p text:style-name="P44">rm /usr/lib/mozilla/plugins/libtotem* <text:s/>#<text:span text:style-name="T10">lehet, hogy csak elmenteni valahova</text:span></text:p>
      <text:p text:style-name="P44">apt-get install gecko-mediaplayer</text:p>
      <text:p text:style-name="P44">#<text:span text:style-name="T11">Ellenőrizhető az mlayer léte a pluginek között a firefoxban: </text:span><text:span text:style-name="T12">about:plugins</text:span></text:p>
      <text:p text:style-name="P44"/>
      <text:p text:style-name="P3"/>
      <text:p text:style-name="P115">A laptop ubuntu alatt kb 5 perc inaktivitás után elsötétíti a képernyőt</text:p>
      <text:p text:style-name="P14"/>
      <text:p text:style-name="P14">Valami bug van, ezért ki kell adni a következő parancsot</text:p>
      <text:p text:style-name="P14"/>
      <text:p text:style-name="P56"><text:soft-page-break/></text:p>
      <text:p text:style-name="P46">xset s off</text:p>
      <text:p text:style-name="P46">xset -dpms</text:p>
      <text:p text:style-name="P44"/>
      <text:p text:style-name="P8"/>
      <text:p text:style-name="P4"/>
      <text:p text:style-name="P115">mplayer nem kezeli rendesen a feliratokat</text:p>
      <text:p text:style-name="P14"/>
      <text:p text:style-name="P14">~/.mplayer/config fájlban el kell helyezni akövetkező bejegyzéseket</text:p>
      <text:p text:style-name="P14"/>
      <text:p text:style-name="P56"/>
      <text:p text:style-name="P44">#<text:span text:style-name="T12">set font encoding</text:span></text:p>
      <text:p text:style-name="P48">subfont-encoding=unicode</text:p>
      <text:p text:style-name="P48"/>
      <text:p text:style-name="P48">#set subtitle fájl encoding</text:p>
      <text:p text:style-name="P48">unicode=yes</text:p>
      <text:p text:style-name="P48">utf8=yes</text:p>
      <text:p text:style-name="P45"/>
      <text:p text:style-name="P6"/>
      <text:p text:style-name="P106">A rendszer nem ismer fel egy képernyő felbontást</text:p>
      <text:p text:style-name="P14"/>
      <text:p text:style-name="P14">A rendszer nem ismer fel automatikusan egy képernyőfelbontást de te tudod biztosan, hogy létezik. Ennek megoldásához a következő lépésekre van szükséged:</text:p>
      <text:p text:style-name="P14"/>
      <text:list xml:id="list818512762" text:style-name="L2">
        <text:list-item>
          <text:p text:style-name="P102">tudjuk meg az adott felbontás xorg által értelmezett fomátumát. A példánkban keresük meg a 1680x1050 felbontású leírást. A parancs alatt található a válasz, amiben vastagon szedve van az a rész, melyet később fel fogunk használni.</text:p>
        </text:list-item>
      </text:list>
      <text:p text:style-name="P65"/>
      <text:p text:style-name="P52">$ cvt 1680 1050</text:p>
      <text:p text:style-name="P51"># 1680x1050 59.95 Hz (CVT 1.76MA) hsync: 65.29 kHz; pclk: 146.25 MHz</text:p>
      <text:p text:style-name="P49"><text:span text:style-name="T18">Modeline </text:span>"1680x1050_60.00" <text:s/>146.25 <text:s/>1680 1784 1960 2240 <text:s/>1050 1053 1059 1089 -hsync +vsync</text:p>
      <text:p text:style-name="P45"/>
      <text:p text:style-name="P68"/>
      <text:list xml:id="list212208785016593" text:continue-numbering="true" text:style-name="L2">
        <text:list-item>
          <text:p text:style-name="P102">Hozzuk létre az új felbontást</text:p>
        </text:list-item>
      </text:list>
      <text:p text:style-name="P73">Az új felbontás, amire hivatkozhatunk később: <text:span text:style-name="T15">1680x1050</text:span> lesz. Ezt helyezzük el a /etc/kde4/kdm/Xsetup fájlba</text:p>
      <text:p text:style-name="P47">$ xrandr –newmode <text:span text:style-name="T19">"1680x1050" <text:s/>146.25 <text:s/>1680 1784 1960 2240 <text:s/>1050 1053 1059 1089 -hsync +vsync</text:span></text:p>
      <text:p text:style-name="P16"/>
      <text:list xml:id="list212207735437070" text:continue-numbering="true" text:style-name="L2">
        <text:list-item>
          <text:p text:style-name="P102">Az új felbontást adjuk hozzá a listához.</text:p>
        </text:list-item>
      </text:list>
      <text:p text:style-name="P73">Ezt helyezzük el a /etc/kde4/kdm/Xsetup fájlba</text:p>
      <text:p text:style-name="P47"/>
      <text:p text:style-name="P47">$ xrandr –addmode VGA1 <text:span text:style-name="T19">1680x1050</text:span></text:p>
      <text:p text:style-name="P50"/>
      <text:p text:style-name="P16"/>
      <text:list xml:id="list212209667717864" text:continue-numbering="true" text:style-name="L2">
        <text:list-item>
          <text:p text:style-name="P102">Változtassuk meg a képernyőfelbontást</text:p>
        </text:list-item>
      </text:list>
      <text:p text:style-name="P65"/>
      <text:p text:style-name="P47">$ xrandr –output VGA1 –mode <text:s/><text:span text:style-name="T19">1680x1050</text:span></text:p>
      <text:p text:style-name="P50"/>
      <text:p text:style-name="P16"/>
      <text:list xml:id="list212209554348045" text:continue-numbering="true" text:style-name="L2">
        <text:list-item>
          <text:p text:style-name="P102">Az utolsó feladat, hogy perzisztensé tegyük a változtatást</text:p>
        </text:list-item>
      </text:list>
      <text:p text:style-name="P73">Ezt több féleképpen is megtehetjük. KDE esetén a /etc/kde4/kdm/Xsetup fájl tartalmát kell módosítani. A szükséges sorokat a </text:p>
      <text:p text:style-name="P73"/>
      <text:p text:style-name="P74"/>
      <text:p text:style-name="P76">initctl -q emit login-session-start DISPLAY_MANAGER=gdm</text:p>
      <text:p text:style-name="P75"/>
      <text:p text:style-name="P73"/>
      <text:p text:style-name="P73">sor előtt kell elhelyezni.</text:p>
      <text:p text:style-name="P73">A másik megoldás pedig a xorg.config fájl szerkesztése.</text:p>
      <text:p text:style-name="P73"><text:soft-page-break/>Lásd: <text:a xlink:type="simple" xlink:href="https://wiki.ubuntu.com/X/Config/Resolution" text:style-name="Internet_20_link" text:visited-style-name="Visited_20_Internet_20_Link">https://wiki.ubuntu.com/X/Config/Resolution</text:a></text:p>
      <text:p text:style-name="P73"/>
      <text:p text:style-name="P16"/>
      <text:p text:style-name="P7"/>
      <text:p text:style-name="P112">A Synaptic Package Manager-ben nincs automatikusan a gyors filter mezo</text:p>
      <text:p text:style-name="P77"><text:span text:style-name="Source_20_Text"><text:span text:style-name="T20">sudo apt-get install apt-xapian-index</text:span></text:span></text:p>
      <text:p text:style-name="P78"><text:span text:style-name="Source_20_Text"><text:span text:style-name="T21">sudo update-apt-xapian-index -vf</text:span></text:span></text:p>
      <text:p text:style-name="P5"/>
      <text:p text:style-name="P112">Upgrade után eltünt a hang.</text:p>
      <text:p text:style-name="P66"/>
      <text:p text:style-name="P79"><text:span text:style-name="Source_20_Text"><text:span text:style-name="T22">sudo apt-get install pulseaudio</text:span></text:span></text:p>
      <text:p text:style-name="P23"/>
      <text:p text:style-name="P96"><text:span text:style-name="Source_20_Text"><text:span text:style-name="T14">Itt Configuration tab-on</text:span></text:span><text:span text:style-name="Source_20_Text"><text:span text:style-name="T13"> </text:span></text:span><text:span text:style-name="Source_20_Text"><text:span text:style-name="T14">kiválasztható hogy melyik audio eszközt használja. Feltehetőleg ez van elállítva. Analog Stereo Duplex. Most ez a jó beállítás. Egyébként itt még a 100%-ot meghaladó hangerőt is be lehet állítani</text:span></text:span></text:p>
      <text:p text:style-name="P93"/>
      <text:p text:style-name="P24"/>
      <text:p text:style-name="P116">Nem találom a Show the Desktop Widget-et a panelhez adható widgetek között</text:p>
      <text:p text:style-name="P67"/>
      <text:p text:style-name="P84"><text:span text:style-name="Source_20_Text"><text:span text:style-name="T23">sudo apt-get install kdeplasma-addons</text:span></text:span></text:p>
      <text:p text:style-name="P85"><text:span text:style-name="Source_20_Text"><text:span text:style-name="T27">sudo apt-get install plasma-desktop</text:span></text:span></text:p>
      <text:p text:style-name="P86"><text:span text:style-name="Source_20_Text"><text:span text:style-name="T27">sudo apt-get install plasma-</text:span></text:span><text:span text:style-name="Source_20_Text"><text:span text:style-name="T28">widget-addons</text:span></text:span></text:p>
      <text:p text:style-name="P93"/>
      <text:p text:style-name="P93"/>
      <text:p text:style-name="P111">Firefox java plugin</text:p>
      <text:p text:style-name="P89"/>
      <text:p text:style-name="P80"><text:span text:style-name="Source_20_Text"><text:span text:style-name="T24">mkdir ~/.mozilla/plugins</text:span></text:span></text:p>
      <text:p text:style-name="P81"><text:span text:style-name="Source_20_Text"><text:span text:style-name="T24">sudo apt-get remove icedtea6-plugin</text:span></text:span></text:p>
      <text:p text:style-name="P81"><text:span text:style-name="Source_20_Text"><text:span text:style-name="T24">rm ~/.mozilla/plugins/libnpjp2.so</text:span></text:span></text:p>
      <text:p text:style-name="P81"/>
      <text:p text:style-name="P81"><text:span text:style-name="Source_20_Text"><text:span text:style-name="T24">#32bit</text:span></text:span></text:p>
      <text:p text:style-name="P81"><text:span text:style-name="Source_20_Text"><text:span text:style-name="T29">ln -s /usr/local/programs/jre?.?.?_?/lib/i386/libnpjp2.so ~/.mozilla/plugins/ </text:span></text:span></text:p>
      <text:p text:style-name="P81"><text:span text:style-name="Source_20_Text"><text:span text:style-name="T24">#64bit</text:span></text:span></text:p>
      <text:p text:style-name="P81"><text:span text:style-name="Source_20_Text"><text:span text:style-name="T24">ln -s /usr/local/programs/jre?.?.?_?/lib/amd64/libnpjp2.so ~/.mozilla/plugins/ </text:span></text:span></text:p>
      <text:p text:style-name="P94"/>
      <text:p text:style-name="P110">Laptop bluetooth ki/bekapcsolása</text:p>
      <text:p text:style-name="P122"/>
      <text:p text:style-name="P82"><text:span text:style-name="Source_20_Text"><text:span text:style-name="T25">echo enable &gt; /proc/acpi/ibm/bluetooth</text:span></text:span></text:p>
      <text:p text:style-name="P82"/>
      <text:p text:style-name="P82"><text:span text:style-name="Source_20_Text"><text:span text:style-name="T25">echo disable &gt; /proc/acpi/ibm/bluetooth</text:span></text:span></text:p>
      <text:p text:style-name="P95"/>
      <text:p text:style-name="P109">Véletlenül törlöm a particiót</text:p>
      <text:p text:style-name="P90"/>
      <text:p text:style-name="P83"><text:span text:style-name="Source_20_Text"><text:span text:style-name="T26">testdisk</text:span></text:span></text:p>
      <text:p text:style-name="P83"/>
      <text:p text:style-name="P93"/>
      <text:p text:style-name="P108">Változtassuk meg a locale-t</text:p>
      <text:p text:style-name="P91"/>
      <text:p text:style-name="P87">sudo locale-get hu_HU hu_HU.UTF-8</text:p>
      <text:p text:style-name="P87">sudo dpkg-reconfigure locales</text:p>
      <text:p text:style-name="P93"/>
      <text:p text:style-name="P107">After Ubuntu installation of 18.04, on the login phase, the screen freeze </text:p>
      <text:p text:style-name="P92"/>
      <text:p text:style-name="P117">The default Ubuntu 18.04 Bionic Beaver installation comes with Wayland enabled. The objective is to disable Wayland and enable Xorg display server instead.</text:p>
      <text:p text:style-name="P11"/>
      <text:p text:style-name="P130"><text:soft-page-break/>/etc/gdm3/custom.conf</text:p>
      <text:p text:style-name="P124">WaylandEnable=false</text:p>
      <text:p text:style-name="P26"/>
      <text:p text:style-name="P121">After that, reboot your system to apply changes.</text:p>
      <text:p text:style-name="P19"/>
      <text:p text:style-name="P114"><text:span text:style-name="T44">Kubuntu installalasa utan is a gnome login kepernyoje jelentkezik be</text:span></text:p>
      <text:p text:style-name="P88"/>
      <text:p text:style-name="P69">shell</text:p>
      <text:p text:style-name="P71"><text:span text:style-name="Source_20_Text"><text:span text:style-name="T37">sudo apt-get install kubuntu-desktop</text:span></text:span></text:p>
      <text:p text:style-name="P100"><text:span text:style-name="Source_20_Text"><text:span text:style-name="T37"/></text:span></text:p>
      <text:p text:style-name="P101"><text:span text:style-name="Source_20_Text"><text:span text:style-name="T37">sudo apt-get purge <text:s/>ubuntu-desktop</text:span></text:span></text:p>
      <text:p text:style-name="P123"/>
      <text:p text:style-name="P97">Amikor a kdm-et installálom akkor megkérdezi, hogy melyik desktop manager-t akarom defaultnak. Válaszd a <text:s/><text:span text:style-name="T17">sddm</text:span><text:span text:style-name="T30">-</text:span>et 14.04 verziótól.</text:p>
      <text:p text:style-name="P98">You can edit in :</text:p>
      <text:p text:style-name="P70">etc/X11/default-display-manager</text:p>
      <text:p text:style-name="P72"><text:span text:style-name="Source_20_Text"><text:span text:style-name="T37">sudo apt-get install kubuntu-desktop</text:span></text:span></text:p>
      <text:p text:style-name="P101"><text:span text:style-name="Source_20_Text"><text:span text:style-name="T37"/></text:span></text:p>
      <text:p text:style-name="P99"><text:span text:style-name="Source_20_Text"><text:span text:style-name="T33"/></text:span></text:p>
      <text:p text:style-name="P18"/>
      <text:p text:style-name="P105">Ubuntu upgrade után a login képernyő egy GNOME felület lesz, függetlenül attól, Kubuntu-m van, és hogy mit állítok be a Settings-ben </text:p>
      <text:p text:style-name="P15"/>
      <text:p text:style-name="P20"><text:span text:style-name="T32">If the </text:span><text:span text:style-name="T16">sddm</text:span><text:span text:style-name="T32"> is installed then modifiy the</text:span> <text:span text:style-name="T15">/etc/X11/default-display-manager</text:span> <text:span text:style-name="T32">file</text:span></text:p>
      <text:p text:style-name="P15"/>
      <text:p text:style-name="P125">/etc/X11/default-display-manager</text:p>
      <text:p text:style-name="P126">/usr/sbin/lightdn</text:p>
      <text:p text:style-name="P15"/>
      <text:p text:style-name="P21">to</text:p>
      <text:p text:style-name="P21"/>
      <text:p text:style-name="P125">/etc/X11/default-display-manager</text:p>
      <text:p text:style-name="P126">/usr/sbin/sddm</text:p>
      <text:p text:style-name="P22"><text:span text:style-name="Source_20_Text"><text:span text:style-name="T31"/></text:span></text:p>
      <text:p text:style-name="P104"><text:span text:style-name="T42">After installing </text:span>Ubuntu <text:span text:style-name="T42">there is no msttcorefonts (e.g. Comics)</text:span></text:p>
      <text:p text:style-name="P119"/>
      <text:p text:style-name="P120">You have to install the ttf-mscorefronts</text:p>
      <text:p text:style-name="P119"/>
      <text:p text:style-name="P127">shell</text:p>
      <text:p text:style-name="P128">$ sudo apt-get install --reinstall ttf-mscorefonts-installer</text:p>
      <text:p text:style-name="P119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Arial" svg:font-family="Arial" style:font-family-generic="swiss"/>
    <style:font-face style:name="Oxygen Mono" svg:font-family="'Oxygen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DejaVu Sans" svg:font-family="'DejaVu Sans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loext:contextual-spacing="false" fo:keep-together="always" fo:text-indent="0in" style:auto-text-indent="false" style:page-number="auto" fo:background-color="#eeeeee"/>
      <style:text-properties fo:color="#000000" style:font-name="Ubuntu" fo:font-family="Ubuntu" style:font-style-name="Regular" style:font-pitch="variable" fo:font-size="11pt" fo:font-weight="normal" fo:background-color="transparen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7-09-17T16:01:11</meta:creation-date>
    <dc:date>2018-10-21T21:22:06.848770374</dc:date>
    <dc:language>hu-HU</dc:language>
    <meta:editing-cycles>117</meta:editing-cycles>
    <meta:editing-duration>P2DT7H51M34S</meta:editing-duration>
    <meta:document-statistic meta:table-count="0" meta:image-count="0" meta:object-count="0" meta:page-count="6" meta:paragraph-count="153" meta:word-count="1027" meta:character-count="7639" meta:non-whitespace-character-count="6737"/>
    <meta:user-defined meta:name="Info 1"/>
    <meta:user-defined meta:name="Info 2"/>
    <meta:user-defined meta:name="Info 3"/>
    <meta:user-defined meta:name="Info 4"/>
  </office:meta>
</office:document-meta>
</file>